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8" style:family="paragraph" style:parent-style-name="Heading_20_2">
      <style:paragraph-properties fo:text-align="center" style:justify-single-word="false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INFORMATION </text:span></text:p>
      <text:p text:style-name="P6"><text:span text:style-name="T1">ABOUT</text:span></text:p>
      <text:p text:style-name="P6"><text:span text:style-name="T1">GITHUB</text:span></text:p>
      <text:h text:style-name="P8" text:outline-level="2"><text:span text:style-name="T2"/></text:h>
      <text:h text:style-name="P8" text:outline-level="2"><text:span text:style-name="T2"><text:s/>What is GitHub?</text:span></text:h>
      <text:p text:style-name="Text_20_body"><text:span text:style-name="Strong_20_Emphasis">GitHub</text:span> is a web-based platform used for <text:span text:style-name="Strong_20_Emphasis">version control</text:span>, <text:span text:style-name="Strong_20_Emphasis">collaboration</text:span>, and <text:span text:style-name="Strong_20_Emphasis">code sharing</text:span>. It is built on top of <text:span text:style-name="Strong_20_Emphasis">Git</text:span>, a popular version control system developed by <text:span text:style-name="Strong_20_Emphasis">Linus Torvalds</text:span>.</text:p>
      <text:p text:style-name="Text_20_body">GitHub helps developers and teams manage projects by tracking changes in code, collaborating with others, and hosting code repositories online.</text:p>
      <text:p text:style-name="Horizontal_20_Line"/>
      <text:h text:style-name="Heading_20_2" text:outline-level="2"><text:s/>Key Features of GitHub</text:h>
      <text:list xml:id="list4322123838651484242" text:style-name="L1">
        <text:list-item>
          <text:p text:style-name="P1"><text:span text:style-name="Strong_20_Emphasis">Repositories (Repos):</text:span><text:line-break/>A repository is a storage space for your project. It can contain folders, files, images, videos, or any type of digital content.</text:p>
        </text:list-item>
        <text:list-item>
          <text:p text:style-name="P1"><text:span text:style-name="Strong_20_Emphasis">Commits:</text:span><text:line-break/>Commits are saved versions of your files. Each commit records changes and includes a message explaining what was changed.</text:p>
        </text:list-item>
        <text:list-item>
          <text:p text:style-name="P1"><text:span text:style-name="Strong_20_Emphasis">Branches:</text:span><text:line-break/>A branch is like a copy of your project where you can make changes without affecting the original code. The default branch is usually called <text:span text:style-name="Source_20_Text">main</text:span> or <text:span text:style-name="Source_20_Text">master</text:span>.</text:p>
        </text:list-item>
        <text:list-item>
          <text:p text:style-name="P1"><text:span text:style-name="Strong_20_Emphasis">Pull Requests (PRs):</text:span><text:line-break/>Pull Requests allow users to suggest changes to a project. Team members can review, discuss, and merge changes.</text:p>
        </text:list-item>
        <text:list-item>
          <text:p text:style-name="P1"><text:span text:style-name="Strong_20_Emphasis">Forks:</text:span><text:line-break/>A fork is a personal copy of someone else's repository. You can make changes and later submit them as a pull request.</text:p>
        </text:list-item>
        <text:list-item>
          <text:p text:style-name="P1"><text:span text:style-name="Strong_20_Emphasis">Issues:</text:span><text:line-break/>GitHub Issues are used to track bugs, enhancements, tasks, or any kind of discussion related to the project.</text:p>
        </text:list-item>
        <text:list-item>
          <text:p text:style-name="P1"><text:span text:style-name="Strong_20_Emphasis">Actions (CI/CD):</text:span><text:line-break/>GitHub Actions helps automate workflows like building, testing, and deploying your code.</text:p>
        </text:list-item>
        <text:list-item>
          <text:p text:style-name="P1"><text:span text:style-name="Strong_20_Emphasis">README.md File:</text:span><text:line-break/>This is a Markdown file used to describe your project. It’s the first thing users see when they <text:soft-page-break/>open your repo.</text:p>
        </text:list-item>
      </text:list>
      <text:p text:style-name="Horizontal_20_Line"/>
      <text:h text:style-name="Heading_20_2" text:outline-level="2"><text:s/>Why Use GitHub?</text:h>
      <text:list xml:id="list2093349939766711890" text:style-name="L2">
        <text:list-item>
          <text:p text:style-name="P2">Tracks every change made to your code</text:p>
        </text:list-item>
        <text:list-item>
          <text:p text:style-name="P2">Makes team collaboration easy</text:p>
        </text:list-item>
        <text:list-item>
          <text:p text:style-name="P2">Enables open-source contributions</text:p>
        </text:list-item>
        <text:list-item>
          <text:p text:style-name="P2">Provides a platform to showcase your work</text:p>
        </text:list-item>
        <text:list-item>
          <text:p text:style-name="P2">Allows you to host websites using <text:span text:style-name="Strong_20_Emphasis">GitHub Pages</text:span></text:p>
        </text:list-item>
      </text:list>
      <text:p text:style-name="Horizontal_20_Line"/>
      <text:h text:style-name="Heading_20_2" text:outline-level="2"><text:s/>GitHub Pages</text:h>
      <text:p text:style-name="Text_20_body"><text:span text:style-name="Strong_20_Emphasis">GitHub Pages</text:span> allows you to host a static website directly from a repository. It's perfect for portfolios, documentation, and project pages.</text:p>
      <text:p text:style-name="Horizontal_20_Line"/>
      <text:h text:style-name="Heading_20_2" text:outline-level="2"><text:s/>Hosting Files on GitHub</text:h>
      <text:p text:style-name="Text_20_body">You can upload and share various file types such as:</text:p>
      <text:list xml:id="list2410035352365799422" text:style-name="L3">
        <text:list-item>
          <text:p text:style-name="P3"><text:span text:style-name="Strong_20_Emphasis">Spreadsheets</text:span> (e.g., <text:span text:style-name="Source_20_Text">.xlsx</text:span>, <text:span text:style-name="Source_20_Text">.csv</text:span>)</text:p>
        </text:list-item>
        <text:list-item>
          <text:p text:style-name="P3"><text:span text:style-name="Strong_20_Emphasis">Presentations</text:span> (e.g., <text:span text:style-name="Source_20_Text">.pptx</text:span>)</text:p>
        </text:list-item>
        <text:list-item>
          <text:p text:style-name="P3"><text:span text:style-name="Strong_20_Emphasis">Text Documents</text:span> (e.g., <text:span text:style-name="Source_20_Text">.txt</text:span>, <text:span text:style-name="Source_20_Text">.md</text:span>)</text:p>
        </text:list-item>
        <text:list-item>
          <text:p text:style-name="P3"><text:span text:style-name="Strong_20_Emphasis">Source Code</text:span> (e.g., <text:span text:style-name="Source_20_Text">.html</text:span>, <text:span text:style-name="Source_20_Text">.css</text:span>, <text:span text:style-name="Source_20_Text">.py</text:span>)</text:p>
        </text:list-item>
      </text:list>
      <text:p text:style-name="Horizontal_20_Line"/>
      <text:h text:style-name="Heading_20_2" text:outline-level="2">Who Uses GitHub?</text:h>
      <text:list xml:id="list1722093250733574768" text:style-name="L4">
        <text:list-item>
          <text:p text:style-name="P4">Students &amp; Educators</text:p>
        </text:list-item>
        <text:list-item>
          <text:p text:style-name="P4">Software Developers</text:p>
        </text:list-item>
        <text:list-item>
          <text:p text:style-name="P4">Project Managers</text:p>
        </text:list-item>
        <text:list-item>
          <text:p text:style-name="P4">Open-Source Contributors</text:p>
        </text:list-item>
      </text:list>
      <text:p text:style-name="Horizontal_20_Line"/>
      <text:h text:style-name="Heading_20_2" text:outline-level="2">Popular GitHub Alternatives</text:h>
      <text:list xml:id="list7813364810356972042" text:style-name="L5">
        <text:list-item>
          <text:p text:style-name="P5">GitLab</text:p>
        </text:list-item>
        <text:list-item>
          <text:p text:style-name="P5">Bitbucket</text:p>
        </text:list-item>
        <text:list-item>
          <text:p text:style-name="P5">SourceForge</text:p>
        </text:list-item>
      </text:list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reya Kikale</meta:initial-creator>
    <meta:creation-date>2025-04-07T05:07:50.53</meta:creation-date>
    <dc:date>2025-04-07T05:12:45.66</dc:date>
    <dc:creator>Shreya Kikale</dc:creator>
    <meta:editing-duration>PT4M55S</meta:editing-duration>
    <meta:editing-cycles>1</meta:editing-cycles>
    <meta:generator>OpenOffice/4.1.15$Win32 OpenOffice.org_project/4115m2$Build-9813</meta:generator>
    <meta:document-statistic meta:table-count="0" meta:image-count="0" meta:object-count="0" meta:page-count="3" meta:paragraph-count="38" meta:word-count="361" meta:character-count="2170"/>
  </office:meta>
</office:document-meta>
</file>